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98mm"/>
    </style:style>
    <style:style style:name="co2" style:family="table-column">
      <style:table-column-properties fo:break-before="auto" style:column-width="96.91mm"/>
    </style:style>
    <style:style style:name="co3" style:family="table-column">
      <style:table-column-properties fo:break-before="auto" style:column-width="14.39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1.99mm"/>
    </style:style>
    <style:style style:name="co6" style:family="table-column">
      <style:table-column-properties fo:break-before="auto" style:column-width="114.42mm"/>
    </style:style>
    <style:style style:name="co7" style:family="table-column">
      <style:table-column-properties fo:break-before="auto" style:column-width="120.2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able-cell-properties fo:background-color="#cc3f14"/>
    </style:style>
    <style:style style:name="ce13" style:family="table-cell" style:parent-style-name="Default">
      <style:table-cell-properties fo:background-color="#e1e8f7" style:rotation-angle="90"/>
    </style:style>
    <style:style style:name="ce14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1e8f7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color="#000000"/>
    </style:style>
    <style:style style:name="ce17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#cccccc"/>
    </style:style>
    <style:style style:name="ce19" style:family="table-cell" style:parent-style-name="Default">
      <style:table-cell-properties fo:background-color="#cccccc" style:rotation-angle="9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1" style:family="table-cell" style:parent-style-name="Default" style:data-style-name="N84">
      <style:table-cell-properties fo:background-color="transparent"/>
    </style:style>
    <style:style style:name="ce22" style:family="table-cell" style:parent-style-name="Default">
      <style:table-cell-properties fo:background-color="transparent" style:rotation-angle="90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color="#000000" fo:font-style="normal" style:font-style-asian="normal" style:font-style-complex="normal"/>
    </style:style>
    <style:style style:name="ce25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ackground-color="#ff8840"/>
    </style:style>
    <style:style style:name="ce27" style:family="table-cell" style:parent-style-name="Default">
      <style:text-properties fo:color="#3d4f98" fo:font-style="italic" style:font-style-asian="italic" style:font-style-complex="italic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cc3f14"/>
      <style:text-properties fo:color="#ffffff"/>
    </style:style>
    <style:style style:name="ce6" style:family="table-cell" style:parent-style-name="Default">
      <style:table-cell-properties style:rotation-angle="9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ackground-color="#cc3f14"/>
      <style:text-properties fo:color="#ffffff"/>
    </style:style>
    <style:style style:name="ce41" style:family="table-cell" style:parent-style-name="Default">
      <style:table-cell-properties style:rotation-angle="90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6" style:family="table-cell" style:parent-style-name="Default">
      <style:text-properties fo:color="#000000"/>
    </style:style>
    <style:style style:name="ce47" style:family="table-cell" style:parent-style-name="Default">
      <style:table-cell-properties fo:background-color="#cc3f14"/>
    </style:style>
    <style:style style:name="ce48" style:family="table-cell" style:parent-style-name="Default">
      <style:table-cell-properties fo:background-color="#e1e8f7" style:rotation-angle="90"/>
    </style:style>
    <style:style style:name="ce49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e1e8f7"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color="#000000"/>
    </style:style>
    <style:style style:name="ce52" style:family="table-cell" style:parent-style-name="Default">
      <style:table-cell-properties fo:background-color="#e1e8f7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fo:background-color="#cccccc"/>
    </style:style>
    <style:style style:name="ce54" style:family="table-cell" style:parent-style-name="Default">
      <style:table-cell-properties fo:background-color="#cccccc" style:rotation-angle="90"/>
    </style:style>
    <style:style style:name="ce5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6" style:family="table-cell" style:parent-style-name="Default" style:data-style-name="N84">
      <style:table-cell-properties fo:background-color="transparent"/>
    </style:style>
    <style:style style:name="ce57" style:family="table-cell" style:parent-style-name="Default">
      <style:table-cell-properties fo:background-color="transparent" style:rotation-angle="90"/>
    </style:style>
    <style:style style:name="ce5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/>
      <style:text-properties fo:color="#000000" fo:font-style="normal" style:font-style-asian="normal" style:font-style-complex="normal"/>
    </style:style>
    <style:style style:name="ce60" style:family="table-cell" style:parent-style-name="Default">
      <style:table-cell-properties fo:background-color="transparent"/>
      <style:text-properties fo:color="#000000"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Default">
      <style:table-cell-properties fo:background-color="#ff8840"/>
    </style:style>
    <style:style style:name="ce62" style:family="table-cell" style:parent-style-name="Default">
      <style:text-properties fo:color="#3d4f98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Macr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ce18"/>
        <table:table-column table:style-name="co4" table:number-columns-repeated="3" table:default-cell-style-name="ce1"/>
        <table:table-column table:style-name="co5" table:default-cell-style-name="ce18"/>
        <table:table-column table:style-name="co4" table:number-columns-repeated="3" table:default-cell-style-name="Default"/>
        <table:table-column table:style-name="co5" table:default-cell-style-name="ce18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10"/>
          <table:table-cell table:style-name="ce21" office:value-type="string" calcext:value-type="string">
            <text:p>AUG,201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icense</text:p>
          </table:table-cell>
          <table:table-cell table:style-name="ce5" office:value-type="string" calcext:value-type="string">
            <text:p>Domain</text:p>
          </table:table-cell>
          <table:table-cell table:style-name="ce12" table:number-columns-repeated="5"/>
          <table:table-cell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y</text:p>
          </table:table-cell>
          <table:table-cell/>
          <table:table-cell table:style-name="ce26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6" office:value-type="string" calcext:value-type="string">
            <text:p>general</text:p>
          </table:table-cell>
          <table:table-cell table:style-name="ce13" office:value-type="string" calcext:value-type="string">
            <text:p>PyOSV</text:p>
          </table:table-cell>
          <table:table-cell table:style-name="ce6" office:value-type="string" calcext:value-type="string">
            <text:p>yd</text:p>
          </table:table-cell>
          <table:table-cell table:style-name="ce13" office:value-type="string" calcext:value-type="string">
            <text:p>architecture</text:p>
          </table:table-cell>
          <table:table-cell table:style-name="ce6" office:value-type="string" calcext:value-type="string">
            <text:p>electronics</text:p>
          </table:table-cell>
          <table:table-cell table:style-name="ce13" office:value-type="string" calcext:value-type="string">
            <text:p>other</text:p>
          </table:table-cell>
          <table:table-cell table:style-name="ce19"/>
          <table:table-cell table:style-name="ce22" table:number-columns-repeated="3"/>
          <table:table-cell table:style-name="ce19"/>
          <table:table-cell table:style-name="ce6" office:value-type="string" calcext:value-type="string">
            <text:p>obsolete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D view operations</text:p>
          </table:table-cell>
          <table:table-cell table:style-name="ce2"/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7"/>
          <table:table-cell table:style-name="ce20"/>
          <table:table-cell table:style-name="ce23" table:number-columns-repeated="3"/>
          <table:table-cell table:style-name="ce20"/>
          <table:table-cell table:style-name="ce2" table:number-columns-repeated="3"/>
          <table:table-cell table:style-name="ce20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Macro Rotate View</text:p>
          </table:table-cell>
          <table:table-cell table:style-name="ce2"/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7"/>
          <table:table-cell table:style-name="ce20"/>
          <table:table-cell table:style-name="ce23" table:number-columns-repeated="3"/>
          <table:table-cell table:style-name="ce20"/>
          <table:table-cell table:style-name="ce2" table:number-columns-repeated="3"/>
          <table:table-cell table:style-name="ce20"/>
          <table:table-cell table:number-columns-repeated="2"/>
        </table:table-row>
        <table:table-row table:style-name="ro1">
          <table:table-cell/>
          <table:table-cell office:value-type="string" calcext:value-type="string">
            <text:p>Macro View Rotation</text:p>
          </table:table-cell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6"/>
          <table:table-cell table:number-columns-repeated="6"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cro Texture Objects</text:p>
          </table:table-cell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6"/>
          <table:table-cell table:number-columns-repeated="6"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cro Mouse Cross</text:p>
          </table:table-cell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6"/>
          <table:table-cell table:number-columns-repeated="6"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cro Align View to Face</text:p>
          </table:table-cell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6"/>
          <table:table-cell table:number-columns-repeated="6"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cro Align Object to View</text:p>
          </table:table-cell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6"/>
          <table:table-cell table:number-columns-repeated="6"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cro Align Camera to Working Plane</text:p>
          </table:table-cell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6"/>
          <table:table-cell table:number-columns-repeated="6"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cro Align Working Plane to Camera</text:p>
          </table:table-cell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6"/>
          <table:table-cell table:number-columns-repeated="6"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cro Align Face Object to View</text:p>
          </table:table-cell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6"/>
          <table:table-cell table:number-columns-repeated="6"/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acro Toggle Panels Visibility</text:p>
          </table:table-cell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6"/>
          <table:table-cell table:number-columns-repeated="6"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cro FCCamera</text:p>
          </table:table-cell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6"/>
          <table:table-cell table:number-columns-repeated="6"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cro Toggle Visibility</text:p>
          </table:table-cell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6"/>
          <table:table-cell table:number-columns-repeated="6"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cro Toggle Visibility2</text:p>
          </table:table-cell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6"/>
          <table:table-cell table:number-columns-repeated="6"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cro SelectVisible</text:p>
          </table:table-cell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6"/>
          <table:table-cell table:number-columns-repeated="6"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cro Manage Navigational Style</text:p>
          </table:table-cell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6"/>
          <table:table-cell table:number-columns-repeated="6"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cro Duplicate Selection</text:p>
          </table:table-cell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6"/>
          <table:table-cell table:number-columns-repeated="6"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cro Copy3DViewToClipboard</text:p>
          </table:table-cell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6"/>
          <table:table-cell table:number-columns-repeated="6"/>
          <table:table-cell table:style-name="ce1" table:number-columns-repeated="2"/>
          <table:table-cell table:number-columns-repeated="2"/>
          <table:table-cell table:style-name="ce27" office:value-type="string" calcext:value-type="string">
            <text:p>vi_3d_to_clipboard.FCMacro</text:p>
          </table:table-cell>
        </table:table-row>
        <table:table-row table:style-name="ro1">
          <table:table-cell/>
          <table:table-cell office:value-type="string" calcext:value-type="string">
            <text:p>Macro Perpendicular To Wire</text:p>
          </table:table-cell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6"/>
          <table:table-cell table:number-columns-repeated="6"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cro Rotate To Point</text:p>
          </table:table-cell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6"/>
          <table:table-cell table:number-columns-repeated="6"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cro FCTreeView</text:p>
          </table:table-cell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6"/>
          <table:table-cell table:number-columns-repeated="6"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cro Select Hovering</text:p>
          </table:table-cell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6"/>
          <table:table-cell table:number-columns-repeated="6"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cro ExpandTreeItem</text:p>
          </table:table-cell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6"/>
          <table:table-cell table:number-columns-repeated="6"/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8"/>
          <table:table-cell table:style-name="ce15"/>
          <table:table-cell table:style-name="ce8"/>
          <table:table-cell table:style-name="ce15"/>
          <table:table-cell table:style-name="ce8"/>
          <table:table-cell table:style-name="ce16"/>
          <table:table-cell table:number-columns-repeated="6"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nimation</text:p>
          </table:table-cell>
          <table:table-cell table:style-name="ce2"/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7"/>
          <table:table-cell table:style-name="ce20"/>
          <table:table-cell table:style-name="ce23" table:number-columns-repeated="3"/>
          <table:table-cell table:style-name="ce20"/>
          <table:table-cell table:style-name="ce2" table:number-columns-repeated="3"/>
          <table:table-cell table:style-name="ce20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Macro crank simul</text:p>
          </table:table-cell>
          <table:table-cell table:style-name="ce2"/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7"/>
          <table:table-cell table:style-name="ce20"/>
          <table:table-cell table:style-name="ce23" table:number-columns-repeated="3"/>
          <table:table-cell table:style-name="ce20"/>
          <table:table-cell table:style-name="ce2" table:number-columns-repeated="3"/>
          <table:table-cell table:style-name="ce20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Macro Spring</text:p>
          </table:table-cell>
          <table:table-cell table:style-name="ce2"/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7"/>
          <table:table-cell table:style-name="ce20"/>
          <table:table-cell table:style-name="ce23" table:number-columns-repeated="3"/>
          <table:table-cell table:style-name="ce20"/>
          <table:table-cell table:style-name="ce2" table:number-columns-repeated="3"/>
          <table:table-cell table:style-name="ce20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Macro hinge</text:p>
          </table:table-cell>
          <table:table-cell table:style-name="ce2"/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7"/>
          <table:table-cell table:style-name="ce20"/>
          <table:table-cell table:style-name="ce23" table:number-columns-repeated="3"/>
          <table:table-cell table:style-name="ce20"/>
          <table:table-cell table:style-name="ce2" table:number-columns-repeated="3"/>
          <table:table-cell table:style-name="ce20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Macro Assembly</text:p>
          </table:table-cell>
          <table:table-cell table:style-name="ce2"/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7"/>
          <table:table-cell table:style-name="ce20"/>
          <table:table-cell table:style-name="ce23" table:number-columns-repeated="3"/>
          <table:table-cell table:style-name="ce20"/>
          <table:table-cell table:style-name="ce2" table:number-columns-repeated="3"/>
          <table:table-cell table:style-name="ce20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Macro Animated Constrain</text:p>
          </table:table-cell>
          <table:table-cell table:style-name="ce2"/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7"/>
          <table:table-cell table:style-name="ce20"/>
          <table:table-cell table:style-name="ce23" table:number-columns-repeated="3"/>
          <table:table-cell table:style-name="ce20"/>
          <table:table-cell table:style-name="ce2" table:number-columns-repeated="3"/>
          <table:table-cell table:style-name="ce20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Macro Assemblage Imprimante 3D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/>
          <table:table-cell table:style-name="ce3" office:value-type="string" calcext:value-type="string">
            <text:p>Constraint Draft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/>
          <table:table-cell table:style-name="ce3" office:value-type="string" calcext:value-type="string">
            <text:p>Macro Rubik Cub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/>
          <table:table-cell table:style-name="ce3"/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/>
          <table:table-cell table:style-name="ce2" office:value-type="string" calcext:value-type="string">
            <text:p>Code and Scripting</text:p>
          </table:table-cell>
          <table:table-cell table:style-name="ce2"/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20"/>
          <table:table-cell table:style-name="ce25" table:number-columns-repeated="3"/>
          <table:table-cell table:style-name="ce20"/>
          <table:table-cell table:style-name="ce2" table:number-columns-repeated="3"/>
          <table:table-cell table:style-name="ce20"/>
          <table:table-cell/>
          <table:table-cell table:style-name="ce27"/>
        </table:table-row>
        <table:table-row table:style-name="ro1">
          <table:table-cell/>
          <table:table-cell table:style-name="ce3" office:value-type="string" calcext:value-type="string">
            <text:p>Macro MessageBox</text:p>
          </table:table-cell>
          <table:table-cell table:style-name="ce2"/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20"/>
          <table:table-cell table:style-name="ce25" table:number-columns-repeated="3"/>
          <table:table-cell table:style-name="ce20"/>
          <table:table-cell table:style-name="ce2" table:number-columns-repeated="3"/>
          <table:table-cell table:style-name="ce20"/>
          <table:table-cell/>
          <table:table-cell table:style-name="ce27"/>
        </table:table-row>
        <table:table-row table:style-name="ro1">
          <table:table-cell/>
          <table:table-cell table:style-name="ce3" office:value-type="string" calcext:value-type="string">
            <text:p>Macro Python Assistant Window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/>
          <table:table-cell table:style-name="ce3" office:value-type="string" calcext:value-type="string">
            <text:p>Macro Build Utility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/>
          <table:table-cell table:style-name="ce3" office:value-type="string" calcext:value-type="string">
            <text:p>Macro Global Variable Watcher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 office:value-type="string" calcext:value-type="string">
            <text:p><text:s/>cs_global_variable_watcher.FCMacro</text:p>
          </table:table-cell>
        </table:table-row>
        <table:table-row table:style-name="ro1">
          <table:table-cell/>
          <table:table-cell table:style-name="ce3"/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/>
          <table:table-cell table:style-name="ce2" office:value-type="string" calcext:value-type="string">
            <text:p>Conversion</text:p>
          </table:table-cell>
          <table:table-cell table:style-name="ce2"/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20"/>
          <table:table-cell table:style-name="ce25" table:number-columns-repeated="3"/>
          <table:table-cell table:style-name="ce20"/>
          <table:table-cell table:style-name="ce2" table:number-columns-repeated="3"/>
          <table:table-cell table:style-name="ce20"/>
          <table:table-cell/>
          <table:table-cell table:style-name="ce27"/>
        </table:table-row>
        <table:table-row table:style-name="ro1">
          <table:table-cell/>
          <table:table-cell table:style-name="ce3" office:value-type="string" calcext:value-type="string">
            <text:p>Macro Extract Wires from Mesh</text:p>
          </table:table-cell>
          <table:table-cell table:style-name="ce2"/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20"/>
          <table:table-cell table:style-name="ce25" table:number-columns-repeated="3"/>
          <table:table-cell table:style-name="ce20"/>
          <table:table-cell table:style-name="ce2" table:number-columns-repeated="3"/>
          <table:table-cell table:style-name="ce20"/>
          <table:table-cell/>
          <table:table-cell table:style-name="ce27"/>
        </table:table-row>
        <table:table-row table:style-name="ro1">
          <table:table-cell/>
          <table:table-cell table:style-name="ce3" office:value-type="string" calcext:value-type="string">
            <text:p>Macro MeshToPart</text:p>
          </table:table-cell>
          <table:table-cell table:style-name="ce2"/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20"/>
          <table:table-cell table:style-name="ce25" table:number-columns-repeated="3"/>
          <table:table-cell table:style-name="ce20"/>
          <table:table-cell table:style-name="ce2" table:number-columns-repeated="3"/>
          <table:table-cell table:style-name="ce20"/>
          <table:table-cell/>
          <table:table-cell table:style-name="ce27"/>
        </table:table-row>
        <table:table-row table:style-name="ro1">
          <table:table-cell/>
          <table:table-cell table:style-name="ce3" office:value-type="string" calcext:value-type="string">
            <text:p>Macro PartToVRML</text:p>
          </table:table-cell>
          <table:table-cell table:style-name="ce2"/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20"/>
          <table:table-cell table:style-name="ce25" table:number-columns-repeated="3"/>
          <table:table-cell table:style-name="ce20"/>
          <table:table-cell table:style-name="ce2" table:number-columns-repeated="3"/>
          <table:table-cell table:style-name="ce20"/>
          <table:table-cell/>
          <table:table-cell table:style-name="ce27"/>
        </table:table-row>
        <table:table-row table:style-name="ro1">
          <table:table-cell/>
          <table:table-cell table:style-name="ce3" office:value-type="string" calcext:value-type="string">
            <text:p>Macro FaceToSketch</text:p>
          </table:table-cell>
          <table:table-cell table:style-name="ce2"/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20"/>
          <table:table-cell table:style-name="ce25" table:number-columns-repeated="3"/>
          <table:table-cell table:style-name="ce20"/>
          <table:table-cell table:style-name="ce2" table:number-columns-repeated="3"/>
          <table:table-cell table:style-name="ce20"/>
          <table:table-cell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FCWire To Volum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DeepCopy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number-columns-repeated="2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2" office:value-type="string" calcext:value-type="string">
            <text:p>Drawing Workbench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Automatic drawing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 office:value-type="string" calcext:value-type="string">
            <text:p>dw_automatic_drawing.FCMacro</text:p>
          </table:table-cell>
        </table:table-row>
        <table:table-row table:style-name="ro1">
          <table:table-cell table:style-name="ce1"/>
          <table:table-cell office:value-type="string" calcext:value-type="string">
            <text:p>Macro CartoucheFC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CartoucheFC Full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CartoucheFC 2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Normal Vector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number-columns-repeated="2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4" office:value-type="string" calcext:value-type="string">
            <text:p>Dxf 2D Draft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Rectellips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Make Circle 3 Points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Draft Circle 3 Points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Draft Circle 3 Points 3D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Make Arc 3 Points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Ellipse-Center+2Points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FC Convert Lines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EdgesToArc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Creating faces from a DXF fil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DXF to Face and Sketch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Compound Plus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Dxf To Shap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number-columns-repeated="2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2" office:value-type="string" calcext:value-type="string">
            <text:p>Fem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GMSH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 office:value-type="string" calcext:value-type="string">
            <text:p>fe_gmsh_mesh.FCMacro</text:p>
          </table:table-cell>
        </table:table-row>
        <table:table-row table:style-name="ro1">
          <table:table-cell table:style-name="ce1"/>
          <table:table-cell table:number-columns-repeated="2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2" office:value-type="string" calcext:value-type="string">
            <text:p>Info and measures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FCInfo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 office:value-type="string" calcext:value-type="string">
            <text:p>im_fcinfo_en_docked.FCMacro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Macro FCInfo Alternate Linux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FCInfoGlass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 office:value-type="string" calcext:value-type="string">
            <text:p>im_fcinfoglass.FCMacro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Macro FCInfoToMous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Delta xyz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 office:value-type="string" calcext:value-type="string">
            <text:p><text:s/>im_delta_xyz.FCMacro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Macro ObjectInfo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Dump Objects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MeasureCircl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number-columns-repeated="2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2" office:value-type="string" calcext:value-type="string">
            <text:p>Libraries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screw maker1_2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 office:value-type="string" calcext:value-type="string">
            <text:p><text:s/>li_screw_maker.FCMacro</text:p>
          </table:table-cell>
        </table:table-row>
        <table:table-row table:style-name="ro1">
          <table:table-cell table:style-name="ce1"/>
          <table:table-cell office:value-type="string" calcext:value-type="string">
            <text:p>Macro BOLTS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PartsLibrary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number-columns-repeated="2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2" office:value-type="string" calcext:value-type="string">
            <text:p>Mathematical functions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3D Parametric Curv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Draw 2D Function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Draw Parametric 2D Function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WorkFeatures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/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2" office:value-type="string" calcext:value-type="string">
            <text:p>Multifunctional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WorkFeatures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 office:value-type="string" calcext:value-type="string">
            <text:p>ml_work_feature.FCMacro</text:p>
          </table:table-cell>
        </table:table-row>
        <table:table-row table:style-name="ro1">
          <table:table-cell table:style-name="ce1"/>
          <table:table-cell table:style-name="ce3"/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2" office:value-type="string" calcext:value-type="string">
            <text:p>Object creation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Make Cub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Solid Sweep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Geodesic Dom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Line Length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Cut Lin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CirclePlus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Circl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Cut Circl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Triangle AH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Textur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Loft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Circular Text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WireXYZ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Repro Wir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Apothem Based Prism GUI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FCSpring Helix Variabl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Guitar fretboard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FCCamGroover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/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2" office:value-type="string" calcext:value-type="string">
            <text:p>Object transformation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ArrayCopy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FlattenWir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FlattenWire3Points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JointWir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Remove parametric history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SuperWir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HealArcs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CloneConvert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Image Scaling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MatrixTransform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 office:value-type="string" calcext:value-type="string">
            <text:p>ot_matrix_transform.FCMacro</text:p>
          </table:table-cell>
        </table:table-row>
        <table:table-row table:style-name="ro1">
          <table:table-cell table:style-name="ce1"/>
          <table:table-cell office:value-type="string" calcext:value-type="string">
            <text:p>Macro Connect And Sweep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Section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Overlap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number-columns-repeated="2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2" office:value-type="string" calcext:value-type="string">
            <text:p>Printer 3D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3d Printer Slicer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number-columns-repeated="2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2" office:value-type="string" calcext:value-type="string">
            <text:p>Raytracing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FreeCAD to Kerkythea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number-columns-repeated="2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2" office:value-type="string" calcext:value-type="string">
            <text:p>Spreadsheet Workbench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Alias Manager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Spreadsheet Tools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FCTreeView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FCSpreadSheet Extract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number-columns-repeated="2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2" office:value-type="string" calcext:value-type="string">
            <text:p>Utility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CenterFac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Center Align Objects with Faces or Edges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Easy cutouts for Enclosure Design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MacroMenu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 office:value-type="string" calcext:value-type="string">
            <text:p><text:s/>ut_macro_menu.FCMacro</text:p>
          </table:table-cell>
        </table:table-row>
        <table:table-row table:style-name="ro1">
          <table:table-cell table:style-name="ce1"/>
          <table:table-cell office:value-type="string" calcext:value-type="string">
            <text:p>Macro ForceRecomput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Recompute Profiler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Shake Sketch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Replace Part in Assembly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Toggle Drawstyl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HighlightCommon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 office:value-type="string" calcext:value-type="string">
            <text:p>ut_highlight_common.FCMacro</text:p>
          </table:table-cell>
        </table:table-row>
        <table:table-row table:style-name="ro1">
          <table:table-cell table:style-name="ce1"/>
          <table:table-cell office:value-type="string" calcext:value-type="string">
            <text:p>Macro HighlightDifferenc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 office:value-type="string" calcext:value-type="string">
            <text:p>ut_highlight_difference.FCMacro</text:p>
          </table:table-cell>
        </table:table-row>
        <table:table-row table:style-name="ro1">
          <table:table-cell table:style-name="ce1"/>
          <table:table-cell office:value-type="string" calcext:value-type="string">
            <text:p>Macro cross section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Print_SceneGraph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BoundingBox Tracing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 office:value-type="string" calcext:value-type="string">
            <text:p><text:s/>ut_bound_box_tracing.FCMacro</text:p>
          </table:table-cell>
        </table:table-row>
        <table:table-row table:style-name="ro1">
          <table:table-cell table:style-name="ce1"/>
          <table:table-cell office:value-type="string" calcext:value-type="string">
            <text:p>Macro Arch Axis System Repartition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Perpendicular To Wir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office:value-type="string" calcext:value-type="string">
            <text:p>Macro merge duplicate materials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 office:value-type="string" calcext:value-type="string">
            <text:p>ut_merge_duplicate_materials.FCMacro</text:p>
          </table:table-cell>
        </table:table-row>
        <table:table-row table:style-name="ro1">
          <table:table-cell table:style-name="ce1"/>
          <table:table-cell office:value-type="string" calcext:value-type="string">
            <text:p>Macro Unbind Numpad Shortcuts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 office:value-type="string" calcext:value-type="string">
            <text:p>ut_unbind_numpad_shortcuts.FCMacro</text:p>
          </table:table-cell>
        </table:table-row>
        <table:table-row table:style-name="ro1">
          <table:table-cell table:style-name="ce1"/>
          <table:table-cell office:value-type="string" calcext:value-type="string">
            <text:p>Macro findConfigFiles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number-columns-repeated="2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2" office:value-type="string" calcext:value-type="string">
            <text:p>Wizards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Sheet Metal Unfolder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Unroll Ruled Surfac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Unfold Box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Airfoil Import &amp; Scale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 office:value-type="string" calcext:value-type="string">
            <text:p>wi_airfoil_import_scale.FCMacro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Macro Geneva Wheel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Geneva Wheel GUI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Cabinets32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Half_turn_stairs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Half-Hull Model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Stairs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FCGear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Corner shapes wizard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style-name="ce1"/>
          <table:table-cell table:style-name="ce3" office:value-type="string" calcext:value-type="string">
            <text:p>Macro PropertyMemo</text:p>
          </table:table-cell>
          <table:table-cell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/>
          <table:table-cell table:style-name="ce24" table:number-columns-repeated="3"/>
          <table:table-cell table:number-columns-repeated="6"/>
          <table:table-cell table:style-name="ce27" office:value-type="string" calcext:value-type="string">
            <text:p>wi_property_memo.FCMacro</text:p>
          </table:table-cell>
        </table:table-row>
        <table:table-row table:style-name="ro1">
          <table:table-cell table:number-columns-repeated="3"/>
          <table:table-cell table:style-name="ce9" table:number-columns-repeated="6"/>
          <table:table-cell/>
          <table:table-cell table:style-name="ce24" table:number-columns-repeated="3"/>
          <table:table-cell table:number-columns-repeated="6"/>
          <table:table-cell table:style-name="ce27"/>
        </table:table-row>
        <table:table-row table:style-name="ro1">
          <table:table-cell table:number-columns-repeated="3"/>
          <table:table-cell table:style-name="ce11" table:number-columns-repeated="6"/>
          <table:table-cell table:number-columns-repeated="10"/>
          <table:table-cell table:style-name="ce27"/>
        </table:table-row>
        <table:table-row table:style-name="ro1" table:number-rows-repeated="6">
          <table:table-cell table:number-columns-repeated="3"/>
          <table:table-cell table:style-name="ce11" table:number-columns-repeated="6"/>
          <table:table-cell table:number-columns-repeated="11"/>
        </table:table-row>
        <table:table-row table:style-name="ro1" table:number-rows-repeated="104838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/00/0000</text:date>, <text:time style:data-style-name="N2" text:time-value="10:51:40.0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22:30:53.871000000</meta:creation-date>
    <dc:date>2018-08-22T10:48:32.226000000</dc:date>
    <meta:editing-duration>PT3H44M14S</meta:editing-duration>
    <meta:editing-cycles>48</meta:editing-cycles>
    <meta:generator>LibreOffice/5.2.7.2$Windows_x86 LibreOffice_project/2b7f1e640c46ceb28adf43ee075a6e8b8439ed10</meta:generator>
    <meta:document-statistic meta:table-count="1" meta:cell-count="195" meta:object-count="0"/>
  </office:meta>
</office:document-meta>
</file>